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b111" officeooo:paragraph-rsid="001cb111"/>
    </style:style>
    <style:style style:name="P2" style:family="paragraph" style:parent-style-name="Standard">
      <style:text-properties officeooo:rsid="001dfad3" officeooo:paragraph-rsid="001dfa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. Testing. Git-it Commit To It practical work.</text:p>
      <text:p text:style-name="P1"/>
      <text:p text:style-name="P2">Line two. Testing testing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8T11:44:39.117021362</meta:creation-date>
    <dc:date>2022-04-08T11:48:53.576674637</dc:date>
    <meta:editing-duration>PT1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2" meta:character-count="77" meta:non-whitespace-character-count="67"/>
  </office:meta>
</office:document-meta>
</file>